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5800000354200CACE75416A74A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Source Han Sans CN" svg:font-family="'Source Han Sans CN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6.6929in" svg:height="3.511in" draw:z-index="0"><draw:image xlink:href="Pictures/100000000000065800000354200CACE75416A74A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1" style:font-family-complex="'Noto Sans Devanagari'" style:font-family-generic-complex="swiss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21T15:39:27.248817459</meta:creation-date>
    <dc:date>2021-10-21T15:40:16.027599004</dc:date>
    <meta:editing-duration>PT49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2.1.2$Linux_X86_64 LibreOffice_project/2c9f9a7aa7c967a1b7ec3448959cff87b32f6580</meta:generator>
  </office:meta>
</office:document-meta>
</file>